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7cm" svg:height="7cm" svg:x="0cm" svg:y="0cm">
          <text:p text:style-name="P1">Optional figure if required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3H53M7S</meta:editing-duration>
    <meta:editing-cycles>8</meta:editing-cycles>
    <meta:generator>OpenOffice/4.1.5$Win32 OpenOffice.org_project/415m1$Build-9789</meta:generator>
    <dc:date>2018-10-09T21:41:28.14</dc:date>
    <dc:creator>Akram</dc:creator>
    <meta:document-statistic meta:object-count="1"/>
  </office:meta>
</office:document-meta>
</file>